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d85" officeooo:paragraph-rsid="00065d85"/>
    </style:style>
    <style:style style:name="P2" style:family="paragraph" style:parent-style-name="Standard">
      <style:text-properties fo:language="es" fo:country="ES" officeooo:rsid="000a6cf3" officeooo:paragraph-rsid="000a6cf3"/>
    </style:style>
    <style:style style:name="P3" style:family="paragraph" style:parent-style-name="Preformatted_20_Text">
      <style:text-properties fo:language="es" fo:country="ES" officeooo:rsid="000896c4" officeooo:paragraph-rsid="000896c4"/>
    </style:style>
    <style:style style:name="P4" style:family="paragraph" style:parent-style-name="Preformatted_20_Text">
      <style:paragraph-properties fo:margin-top="0cm" fo:margin-bottom="0.499cm" loext:contextual-spacing="false" fo:text-align="start" style:justify-single-word="false" style:writing-mode="lr-tb"/>
      <style:text-properties fo:language="es" fo:country="ES" officeooo:rsid="000896c4" officeooo:paragraph-rsid="000896c4"/>
    </style:style>
    <style:style style:name="P5" style:family="paragraph" style:parent-style-name="Standard">
      <style:paragraph-properties style:border-line-width-bottom="0.03cm 0.03cm 0.03cm" fo:padding="0.074cm" fo:border-left="none" fo:border-right="none" fo:border-top="none" fo:border-bottom="2.55pt double #000000" style:join-border="false"/>
      <style:text-properties officeooo:rsid="000a6cf3" officeooo:paragraph-rsid="00065d85"/>
    </style:style>
    <style:style style:name="P6" style:family="paragraph" style:parent-style-name="Standard">
      <style:text-properties officeooo:rsid="000a6cf3" officeooo:paragraph-rsid="000a6cf3"/>
    </style:style>
    <style:style style:name="P7" style:family="paragraph" style:parent-style-name="Standard">
      <style:text-properties officeooo:rsid="000a6cf3" officeooo:paragraph-rsid="00111b8a"/>
    </style:style>
    <style:style style:name="P8" style:family="paragraph" style:parent-style-name="Standard">
      <style:text-properties fo:language="es" fo:country="ES" officeooo:rsid="000a6cf3" officeooo:paragraph-rsid="000a6cf3"/>
    </style:style>
    <style:style style:name="P9" style:family="paragraph" style:parent-style-name="Standard">
      <style:text-properties fo:language="es" fo:country="ES" officeooo:rsid="000d59c4" officeooo:paragraph-rsid="000d59c4"/>
    </style:style>
    <style:style style:name="P10" style:family="paragraph" style:parent-style-name="Standard">
      <style:text-properties officeooo:rsid="000d59c4" officeooo:paragraph-rsid="000d59c4"/>
    </style:style>
    <style:style style:name="P11" style:family="paragraph" style:parent-style-name="Standard">
      <style:text-properties officeooo:rsid="000eee79" officeooo:paragraph-rsid="000eee79"/>
    </style:style>
    <style:style style:name="P12" style:family="paragraph" style:parent-style-name="Standard">
      <style:text-properties officeooo:rsid="000fb63a" officeooo:paragraph-rsid="000fb63a"/>
    </style:style>
    <style:style style:name="P13" style:family="paragraph" style:parent-style-name="Standard">
      <style:text-properties officeooo:rsid="0010e171" officeooo:paragraph-rsid="0010e171"/>
    </style:style>
    <style:style style:name="P14" style:family="paragraph" style:parent-style-name="Standard">
      <style:text-properties officeooo:rsid="00111b8a" officeooo:paragraph-rsid="00111b8a"/>
    </style:style>
    <style:style style:name="T1" style:family="text">
      <style:text-properties officeooo:rsid="0010e1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Introducción a Pilas</text:p>
      <text:p text:style-name="P1"/>
      <text:p text:style-name="P1">Este capítulo presenta el estudio de las pilas, uno de los más simples pero más</text:p>
      <text:p text:style-name="P1">importante de todas las estructuras de datos. La aplicación de pilas para la reversión de</text:p>
      <text:p text:style-name="P1">los datos se ilustran con un programa que llama a la pila de la biblioteca estándar</text:p>
      <text:p text:style-name="P1">implementación. Una implementación contigua de una estructura de datos de pila es</text:p>
      <text:p text:style-name="P1">luego desarrollado y utilizado para implementar una calculadora polaca inversa y un soporte</text:p>
      <text:p text:style-name="P1">programa de control El capítulo se cierra con una discusión de los principios generales.</text:p>
      <text:p text:style-name="P1">de tipos de datos abstractos y estructuras de datos.</text:p>
      <text:p text:style-name="P1"/>
      <text:p text:style-name="P1">2.1 ESPECIFICACIONES DE LA PILA</text:p>
      <text:p text:style-name="P1"/>
      <text:p text:style-name="P1">2.1.1 Listas y arreglos</text:p>
      <text:p text:style-name="P1"/>
      <text:p text:style-name="P3">Poco después de la introducción de bucles y matrices, cada clase de programación elemental intenta algunos ejercicios de programación como los siguientes:</text:p>
      <text:p text:style-name="P3"/>
      <text:p text:style-name="P4">Leer un número entero n , que será a lo sumo 25 , luego leer una lista de n números, e imprimir la lista en orden inverso.</text:p>
      <text:p text:style-name="P1"/>
      <text:p text:style-name="P1"/>
      <text:p text:style-name="P1"/>
      <text:p text:style-name="P1"/>
      <text:p text:style-name="P1"/>
      <text:p text:style-name="P1"/>
      <text:p text:style-name="P1"/>
      <text:p text:style-name="P5"/>
      <text:p text:style-name="P9">6 Listas y Cadenas</text:p>
      <text:p text:style-name="P6"/>
      <text:p text:style-name="P6">6.1 DEFINICIÓN DE LISTA</text:p>
      <text:p text:style-name="Standard"/>
      <text:p text:style-name="Standard">Comencemos con nuestra definición de un tipo de datos abstractos que llamamos una lista. Al igual que una pila o una cola, una lista tiene una secuencia de entradas como su valor de datos. Sin embargo, a diferencia de una pila o una cola, una lista permite operaciones que alteran entradas arbitrarias de la secuencia.</text:p>
      <text:p text:style-name="Standard"/>
      <text:p text:style-name="Standard">Definición Una lista de elementos de tipo T es una secuencia finita de elementos de T junto con las siguientes operaciones: </text:p>
      <text:p text:style-name="Standard">1. Construya la lista, dejándola vacía.</text:p>
      <text:p text:style-name="Standard">2. Determine si la lista está vacía o no. </text:p>
      <text:p text:style-name="Standard">3. Determine si la lista está llena o no. </text:p>
      <text:p text:style-name="Standard">4. Encuentra el tamaño de la lista. </text:p>
      <text:p text:style-name="Standard">5. Borre la lista para dejarla vacía. </text:p>
      <text:p text:style-name="Standard">6. Inserte una entrada en una posición especificada de la lista. </text:p>
      <text:p text:style-name="Standard">7. Elimine una entrada de una posición especificada en la lista. </text:p>
      <text:p text:style-name="Standard">8. Recupere la entrada de una posición especificada en la lista. </text:p>
      <text:p text:style-name="Standard">9. Reemplace la entrada en una posición especificada en la lista. </text:p>
      <text:p text:style-name="Standard">10. Recorre la lista, realizando una operación dada en cada entrada.</text:p>
      <text:p text:style-name="Standard"/>
      <text:p text:style-name="Standard">Hay muchas otras operaciones que también son útiles para aplicar a secuencias de elementos. Por lo tanto, podemos formar una amplia variedad de ADT similares utilizando diferentes paquetes de operaciones. Cualquiera de estos ADT relacionados podría ir razonablemente por el nombre de la <text:soft-page-break/>lista. Sin embargo, fijamos nuestra atención en una lista particular ADT cuyas operaciones dan una muestra representativa de las ideas y problemas que surgen al trabajar con listas.</text:p>
      <text:p text:style-name="Standard"/>
      <text:p text:style-name="Standard"/>
      <text:p text:style-name="Standard">La biblioteca de plantillas estándar proporciona una lista de estructuras de datos diferentes. La lista STL proporciona solo las operaciones que se pueden ejecutar de manera eficiente en una implementación de lista conocida como doblemente vinculada, que estudiaremos en breve. En particular, la lista STL no permite el acceso aleatorio a una posición de lista arbitraria, según lo dispuesto por nuestras operaciones de Lista para inserción, eliminación, recuperación y reemplazo. Otra clase de plantilla STL, llamada vector, proporciona cierto acceso aleatorio a una secuencia de valores de datos. Un vector STL tiene cierta similitud con nuestra lista ADT, en particular, proporciona las operaciones que se pueden implementar de manera eficiente en la implementación de la lista que llamaremos contiguas. De esta manera, nuestro estudio de la Lista ADT proporciona una introducción a la lista de clases STL y al vector.</text:p>
      <text:p text:style-name="Standard"/>
      <text:p text:style-name="Standard">6.1.1 Especificaciones del método</text:p>
      <text:p text:style-name="P6"/>
      <text:p text:style-name="P2">Cuando estudiamos las pilas por primera vez, aplicamos el ocultamiento de la información separando nuestros usos de las pilas de la programación real de estas operaciones. Al estudiar las colas, continuamos esta práctica y pronto vimos que son posibles muchas variaciones en la implementación. Con las listas generales, tenemos mucha más flexibilidad y libertad para acceder y cambiar entradas en cualquier parte de la lista. Los principios de ocultación de información son, por lo tanto, aún más importantes para las listas generales que para las pilas o colas. Comencemos, por lo tanto, enumerando las condiciones posteriores para todos los métodos que deseamos tener disponibles para las listas.</text:p>
      <text:p text:style-name="P6"/>
      <text:p text:style-name="P10">Se requiere un constructor antes de poder usar una lista:</text:p>
      <text:p text:style-name="P10">List :: List( ) ;</text:p>
      <text:p text:style-name="P10">postcondición: la lista se ha creado y se inicializa para estar vacía.</text:p>
      <text:p text:style-name="P10"/>
      <text:p text:style-name="P10">La siguiente operación toma una lista que ya existe y la vacía:</text:p>
      <text:p text:style-name="P10">void List :: clear( ) ;</text:p>
      <text:p text:style-name="P10">condición posterior: se han eliminado todas las entradas de la Lista; La lista está vacía.</text:p>
      <text:p text:style-name="P10"/>
      <text:p text:style-name="P10">Luego vienen las operaciones para verificar el estado de una lista:</text:p>
      <text:p text:style-name="P10">bool List :: empty( ) const;</text:p>
      <text:p text:style-name="P11">postcondición: la función devuelve verdadero o falso según si la Lista está vacía o no.</text:p>
      <text:p text:style-name="P11">bool List :: full( ) const;</text:p>
      <text:p text:style-name="P11">postcondición: la función devuelve verdadero o falso según si la Lista está llena o no.</text:p>
      <text:p text:style-name="P11">int List :: size( ) const;</text:p>
      <text:p text:style-name="P11">postcondición: la función devuelve el número de entradas en la Lista.</text:p>
      <text:p text:style-name="P11"/>
      <text:p text:style-name="P11">Ahora consideramos operaciones que acceden a entradas de una lista. Como en nuestro tratamiento anterior de pilas y colas, supondremos que, cuando sea necesario, nuestros métodos informarán problemas al devolver un Código de error. Utilizaremos un tipo genérico llamado List_entry para representar las entradas de nuestra lista.</text:p>
      <text:p text:style-name="P11"/>
      <text:p text:style-name="P11">Para encontrar una entrada en una lista, usamos un número entero que da su posición dentro de la lista. Numeraremos las posiciones en una lista para que la primera entrada de la lista tenga la posición 0, la segunda posición 1, y así sucesivamente. Por lo tanto, localizar una entrada de una lista por su posición es superficialmente como indexar una matriz, pero hay diferencias importantes. Primero, si insertamos una entrada en una posición particular, los números de posición de todas las <text:soft-page-break/>entradas posteriores aumentan en 1. Si eliminamos una entrada, las posiciones de todas las siguientes entradas disminuyen en 1. Además, el número de posición para una lista es definido sin tener en cuenta la implementación. Para una lista contigua, implementada en una matriz, la posición será el índice de la entrada dentro de la matriz. Pero también usaremos la posición para encontrar una entrada dentro de las implementaciones vinculadas de una lista, donde no se utilizan índices o matrices.</text:p>
      <text:p text:style-name="P11"/>
      <text:p text:style-name="P11">Ahora podemos dar especificaciones precisas para los métodos de una lista que acceden a una sola entrada.</text:p>
      <text:p text:style-name="P11">Error_code List :: insert( int position , const List_entry &amp; x) ;</text:p>
      <text:p text:style-name="P11">postcondición: si la Lista no está llena y 0 ≤ posición ≤ n, donde n es el número de entradas en la Lista, la función tiene éxito: Cualquier entrada anteriormente en posición y todas las entradas posteriores tienen sus números de posición aumentados en 1, y x es insertado en la posición en la Lista. De lo contrario: la función falla con un código de error de diagnóstico.</text:p>
      <text:p text:style-name="P11"/>
      <text:p text:style-name="P12">Tenga en cuenta que insertar permite la posición == n, ya que está permitido insertar una entrada después de la última entrada de la lista. Sin embargo, los siguientes métodos requieren la posición &lt;n, ya que se refieren a una posición que ya debe estar en la lista.</text:p>
      <text:p text:style-name="P12"/>
      <text:p text:style-name="P12">Error_code List :: remove( int position , List_entry &amp; x) ;</text:p>
      <text:p text:style-name="P12">condición posterior: si 0 ≤ posición &lt;n, donde n es el número de entradas en la Lista, la función tiene éxito: la entrada en la posición se elimina de la Lista, y todas las entradas posteriores tienen sus números de posición disminuidos en 1. El parámetro x registra una copia de la entrada anteriormente en el puesto. De lo contrario: la función falla con un código de error de diagnóstico.</text:p>
      <text:p text:style-name="P11"/>
      <text:p text:style-name="P12">Error_code List :: retrieve( int position , List_entry &amp; x) const;</text:p>
      <text:p text:style-name="P12">condición posterior: si 0 ≤ posición &lt;n, donde n es el número de entradas en la Lista, la función tiene éxito: la entrada en la posición se copia en x; todas las entradas de la Lista permanecen sin cambios. De lo contrario: la función falla con un código de error de diagnóstico.</text:p>
      <text:p text:style-name="P12"/>
      <text:p text:style-name="P12">Error_code List :: replace( int position , const List_entry &amp; x) ;</text:p>
      <text:p text:style-name="P12">condición posterior: si 0 ≤ posición &lt;n, donde n es el número de entradas en la Lista, la función tiene éxito: La entrada en la posición se reemplaza por x; todas las demás entradas permanecen sin cambios. De lo contrario: la función falla con un código de error de diagnóstico.</text:p>
      <text:p text:style-name="P12"/>
      <text:p text:style-name="P12">Un método para recorrer una lista, realizar una tarea en las entradas, a menudo resulta útil: es especialmente útil para fines de prueba. Un cliente que utiliza este método transversal especifica la acción que se llevará a cabo en entradas individuales de la lista; la acción se aplica a su vez a cada entrada de la lista. Por ejemplo, un cliente que tiene dos funciones,</text:p>
      <text:p text:style-name="P12"/>
      <text:p text:style-name="P12">void update(List_entry &amp; x) <text:span text:style-name="T1">y <text:s/></text:span>void modify(List_entry &amp; x) ,</text:p>
      <text:p text:style-name="P12"/>
      <text:p text:style-name="P13">y un objeto List the_list, podría usar un comando</text:p>
      <text:p text:style-name="P12"/>
      <text:p text:style-name="P13">the_list . traverse(update) <text:s/>o <text:s/>the_list . traverse(modify)</text:p>
      <text:p text:style-name="P13"/>
      <text:p text:style-name="P13">realizar una u otra de las operaciones en cada entrada de la lista. Si, como andamiaje, el cliente desea imprimir todas las entradas de una lista, entonces todo lo que se necesita es una declaración</text:p>
      <text:p text:style-name="P13"/>
      <text:p text:style-name="P13">the_list . traverse(print) ;</text:p>
      <text:p text:style-name="P13"/>
      <text:p text:style-name="P13">Donde void print(List_entry &amp; x) es una función que imprime un único List_entry.</text:p>
      <text:p text:style-name="P14"><text:soft-page-break/>En estas llamadas al método transversal, el cliente simplemente proporciona el nombre de la función que se realizará como parámetro. En C ++, el nombre de una función, sin paréntesis, se evalúa como un puntero a la función. Por lo tanto, el parámetro formal, visit, para el método transversal debe declararse como un puntero a una función. Además, esta declaración de puntero debe incluir la información de que la función * visita tiene un tipo de retorno nulo y un parámetro de referencia List_entry. Por lo tanto, obtenemos la siguiente especificación para el método transversal:</text:p>
      <text:p text:style-name="P14"/>
      <text:p text:style-name="P14">void List :: traverse( void ( * visit)(List_entry &amp; )) ;</text:p>
      <text:p text:style-name="P14"/>
      <text:p text:style-name="P14">postcondición: la acción especificada por la función * visita se ha realizado en cada entrada de la Lista, comenzando en la posición 0 y haciendo cada una por turno.</text:p>
      <text:p text:style-name="P14"/>
      <text:p text:style-name="P14">Como con todos los parámetros, visita es solo un nombre formal que se inicializa con un valor de puntero cuando se utiliza el método transversal. La expresión * visita representa la función que se utilizará durante el recorrido para procesar cada entrada en la lista. En la siguiente sección, pasaremos a las preguntas de implementación.</text:p>
      <text:p text:style-name="P7"/>
      <text:p text:style-name="P14">6.2 IMPLEMENTACIÓN DE LISTAS</text:p>
      <text:p text:style-name="P14"/>
      <text:p text:style-name="P14">En este punto, hemos especificado cómo queremos que se comporten las operaciones de nuestra lista ADT. Ahora es el momento de pasar a los detalles de la implementación de listas en C ++. En nuestro estudio anterior de pilas y colas, programamos dos tipos de implementaciones: implementaciones contiguas utilizando matrices e implementaciones vinculadas utilizando punteros. Para las listas tenemos la misma división, pero encontraremos varias variaciones de mayor interés. Implementaremos nuestras listas como clases de plantillas genéricas en lugar de como clases; Por lo tanto, comenzamos con una breve revisión de las plantillas.</text:p>
      <text:p text:style-name="P7"/>
      <text:p text:style-name="P2">6.2.1 Plantillas de clase</text:p>
      <text:p text:style-name="P2"/>
      <text:p text:style-name="P2">En este punto, hemos especificado cómo queremos que se comporten las operaciones de nuestra lista ADT. Ahora es el momento de pasar a los detalles de la implementación de listas en C ++. En nuestro estudio anterior de pilas y colas, programamos dos tipos de implementaciones: implementaciones contiguas utilizando matrices e implementaciones vinculadas utilizando punteros. Para las listas tenemos la misma división, pero encontraremos varias variaciones de mayor interés. Implementaremos nuestras listas como clases de plantillas genéricas en lugar de como clases; Por lo tanto, comenzam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2:27:32.210414212</meta:creation-date>
    <meta:generator>LibreOffice/5.1.6.2$Linux_X86_64 LibreOffice_project/10m0$Build-2</meta:generator>
    <dc:date>2020-06-08T20:15:15.942888694</dc:date>
    <meta:editing-duration>PT1H24M19S</meta:editing-duration>
    <meta:editing-cycles>5</meta:editing-cycles>
    <meta:document-statistic meta:table-count="0" meta:image-count="0" meta:object-count="0" meta:page-count="4" meta:paragraph-count="70" meta:word-count="1864" meta:character-count="11280" meta:non-whitespace-character-count="9473"/>
  </office:meta>
</office:document-meta>
</file>